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Male at Level 20</text:p>
          </table:table-cell>
          <table:table-cell office:value-type="string" calcext:value-type="string">
            <text:p>レベル20でオス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office:value-type="string" calcext:value-type="string">
            <text:p>Female at Level 20</text:p>
          </table:table-cell>
          <table:table-cell office:value-type="string" calcext:value-type="string">
            <text:p><text:span text:style-name="T2">レベル20で</text:span>メス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Female at Level 21</text:p>
          </table:table-cell>
          <table:table-cell office:value-type="string" calcext:value-type="string">
            <text:p><text:span text:style-name="T2">レベル21で</text:span>メス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『なつき』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2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『かみなりのいし』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『ほのおのいし』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『みずのいし』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『リーフのい』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『たいようのいし』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『つきのいし』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『ひかりのいし』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『やみのいし』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Dawn Stone on male</text:p>
          </table:table-cell>
          <table:table-cell office:value-type="string" calcext:value-type="string">
            <text:p>『めざめいし』でオス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<text:span text:style-name="T2">Dawn Stone o</text:span>n female</text:p>
          </table:table-cell>
          <table:table-cell office:value-type="string" calcext:value-type="string">
            <text:p>『めざめいし』でメス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2">Trade while holding</text:span> King's Rock</text:p>
          </table:table-cell>
          <table:table-cell office:value-type="string" calcext:value-type="string">
            <text:p><text:span text:style-name="T2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2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2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2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2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rade while holding Up-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2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<text:span text:style-name="T2">Trade while holding</text:span> Reaper Cloth</text:p>
          </table:table-cell>
          <table:table-cell office:value-type="string" calcext:value-type="string">
            <text:p>『れいかいのぬの』を持たせて通信交換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<text:span text:style-name="T2">Trade while holding </text:span>Deep Sea Tooth</text:p>
          </table:table-cell>
          <table:table-cell office:value-type="string" calcext:value-type="string">
            <text:p>『しんかいのキバ』を持たせて通信交換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<text:span text:style-name="T2">Trade while holding </text:span>Deep Sea Scale</text:p>
          </table:table-cell>
          <table:table-cell office:value-type="string" calcext:value-type="string">
            <text:p>しんかいのウロコ』を持たせて通信交換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Level up during the night while holding Razor Fang</text:p>
          </table:table-cell>
          <table:table-cell office:value-type="string" calcext:value-type="string">
            <text:p>『するどいキバ』を持たせて夜にレベルアップ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evel up during the night while holding Razor Claw</text:p>
          </table:table-cell>
          <table:table-cell office:value-type="string" calcext:value-type="string">
            <text:p>『するどいツメ』を持たせて夜にレベルアップ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2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Level up while knowing Double Hit</text:p>
          </table:table-cell>
          <table:table-cell office:value-type="string" calcext:value-type="string">
            <text:p>『ダブルアタック』を覚えさせてレベルアップ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evel up with Remoraid in the party</text:p>
          </table:table-cell>
          <table:table-cell office:value-type="string" calcext:value-type="string">
            <text:p>手持ちに『テッポウオ』がいる時レベルアップ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Have at least one empty space in your party and one Poké Ball when Nincada evolves into Ninjask at level 20</text:p>
          </table:table-cell>
          <table:table-cell office:value-type="string" calcext:value-type="string">
            <text:p>レベル20で『ツチニン』が『テッカニン』に進化した際、手持ちポケモンに空きがあり、『モンスターボール』を1個以上持っていれば追加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Level up with maximum Beauty</text:p>
          </table:table-cell>
          <table:table-cell office:value-type="string" calcext:value-type="string">
            <text:p>『うつくしさ』170以上で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3-17T11:18:17.829022716</dc:date>
    <meta:editing-duration>P1DT12H34M38S</meta:editing-duration>
    <meta:editing-cycles>34</meta:editing-cycles>
    <meta:generator>LibreOffice/7.3.7.2$Linux_X86_64 LibreOffice_project/30$Build-2</meta:generator>
    <meta:document-statistic meta:table-count="1" meta:cell-count="138" meta:object-count="0"/>
  </office:meta>
</office:document-meta>
</file>